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none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 fo:font-size="12pt" fo:language="es" fo:country="ES" style:text-underline-style="none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1" style:family="text">
      <style:text-properties style:use-window-font-color="true" fo:font-size="12pt" fo:language="es" fo:country="ES" style:font-name-asian="Times New Roman" style:font-size-asian="12pt" style:font-name-complex="Arial" style:font-size-complex="12pt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uncionalidad: Funciones estadísticas.</text:p>
      <text:p text:style-name="P1">Proyecto: extRemoteSensing.</text:p>
      <text:p text:style-name="P2"/>
      <text:p text:style-name="P2"/>
      <text:p text:style-name="P2">Requisitos:</text:p>
      <text:p text:style-name="P3"><text:span text:style-name="T1"/></text:p>
      <text:list text:style-name="L1">
        <text:list-item>
          <text:p text:style-name="P4"/>
          <text:p text:style-name="P4"/>
        </text:list-item>
      </text:list>
      <text:p text:style-name="P2">Algoritmos a implementar:</text:p>
      <text:p text:style-name="P2"/>
      <text:p text:style-name="P2">Diseño:</text:p>
      <text:p text:style-name="P2"/>
      <text:p text:style-name="P2">Implementación: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lbany AMT" style:font-size-asian="12pt" style:language-asian="es" style:country-asian="ES" style:font-name-complex="Albany AMT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30T12:47:22</meta:creation-date>
    <dc:date>2007-06-05T19:15:59</dc:date>
    <dc:language>es-ES</dc:language>
    <meta:editing-cycles>3</meta:editing-cycles>
    <meta:editing-duration>PT2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1" meta:character-count="123"/>
  </office:meta>
</office:document-meta>
</file>